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1" style:family="table">
      <style:table-properties style:width="13.942cm" table:align="left"/>
    </style:style>
    <style:style style:name="Tabel1.A" style:family="table-column">
      <style:table-column-properties style:column-width="5.683cm"/>
    </style:style>
    <style:style style:name="Tabel1.B" style:family="table-column">
      <style:table-column-properties style:column-width="8.259cm"/>
    </style:style>
    <style:style style:name="Tabel1.A1" style:family="table-cell">
      <style:table-cell-properties style:vertical-align="middle" fo:padding="0cm" fo:border="none"/>
    </style:style>
    <style:style style:name="Tabel2" style:family="table">
      <style:table-properties style:width="5.532cm" table:align="left"/>
    </style:style>
    <style:style style:name="Tabel2.A" style:family="table-column">
      <style:table-column-properties style:column-width="5.532cm"/>
    </style:style>
    <style:style style:name="Tabel2.A1" style:family="table-cell">
      <style:table-cell-properties style:vertical-align="middle" fo:padding-left="0cm" fo:padding-right="0cm" fo:padding-top="0.049cm" fo:padding-bottom="0.049cm" fo:border-left="none" fo:border-right="none" fo:border-top="0.5pt solid #d3d3d3" fo:border-bottom="0.5pt solid #d3d3d3"/>
    </style:style>
    <style:style style:name="Tabel3" style:family="table">
      <style:table-properties style:width="8.072cm" table:align="left"/>
    </style:style>
    <style:style style:name="Tabel3.A" style:family="table-column">
      <style:table-column-properties style:column-width="8.072cm"/>
    </style:style>
    <style:style style:name="Tabel3.A1" style:family="table-cell">
      <style:table-cell-properties style:vertical-align="middle" fo:padding-left="0cm" fo:padding-right="0cm" fo:padding-top="0.049cm" fo:padding-bottom="0.049cm" fo:border-left="none" fo:border-right="none" fo:border-top="0.5pt solid #d3d3d3" fo:border-bottom="0.5pt solid #d3d3d3"/>
    </style:style>
    <style:style style:name="Tabel2" style:family="table">
      <style:table-properties style:width="5.532cm" table:align="left"/>
    </style:style>
    <style:style style:name="Tabel2.A" style:family="table-column">
      <style:table-column-properties style:column-width="5.532cm"/>
    </style:style>
    <style:style style:name="Tabel2.A1" style:family="table-cell">
      <style:table-cell-properties style:vertical-align="middle" fo:padding-left="0cm" fo:padding-right="0cm" fo:padding-top="0.049cm" fo:padding-bottom="0.049cm" fo:border-left="none" fo:border-right="none" fo:border-top="0.5pt solid #d3d3d3" fo:border-bottom="0.5pt solid #d3d3d3"/>
    </style:style>
    <style:style style:name="Tabel3" style:family="table">
      <style:table-properties style:width="8.072cm" table:align="left"/>
    </style:style>
    <style:style style:name="Tabel3.A" style:family="table-column">
      <style:table-column-properties style:column-width="8.072cm"/>
    </style:style>
    <style:style style:name="Tabel3.A1" style:family="table-cell">
      <style:table-cell-properties style:vertical-align="middle" fo:padding-left="0cm" fo:padding-right="0cm" fo:padding-top="0.049cm" fo:padding-bottom="0.049cm" fo:border-left="none" fo:border-right="none" fo:border-top="0.5pt solid #d3d3d3" fo:border-bottom="0.5pt solid #d3d3d3"/>
    </style:style>
    <style:style style:name="P1" style:family="paragraph" style:parent-style-name="Preformatted_20_Text">
      <style:paragraph-properties fo:margin-left="0cm" fo:margin-right="0cm" fo:text-indent="0cm" style:auto-text-indent="false" fo:padding-left="0.049cm" fo:padding-right="0cm" fo:padding-top="0.049cm" fo:padding-bottom="0.049cm" fo:border-left="0.06pt solid #000000" fo:border-right="none" fo:border-top="0.06pt solid #000000" fo:border-bottom="0.06pt solid #000000"/>
    </style:style>
    <style:style style:name="P2" style:family="paragraph" style:parent-style-name="Preformatted_20_Text">
      <style:paragraph-properties fo:margin-left="0cm" fo:margin-right="0cm" fo:text-indent="0cm" style:auto-text-indent="false" fo:padding="0cm" fo:border="none"/>
    </style:style>
    <style:style style:name="P3" style:family="paragraph" style:parent-style-name="Text_20_body">
      <style:paragraph-properties fo:margin-left="0cm" fo:margin-right="0cm" fo:text-indent="0cm" style:auto-text-indent="false"/>
    </style:style>
    <style:style style:name="P4" style:family="paragraph" style:parent-style-name="Preformatted_20_Text">
      <style:paragraph-properties fo:padding="0cm" fo:border="none"/>
    </style:style>
    <style:style style:name="P5" style:family="paragraph" style:parent-style-name="Table_20_Contents">
      <style:paragraph-properties fo:margin-left="0cm" fo:margin-right="0cm" fo:text-indent="0cm" style:auto-text-indent="false"/>
      <style:text-properties fo:font-size="2pt" style:font-size-asian="2pt" style:font-size-complex="2pt"/>
    </style:style>
    <style:style style:name="P6" style:family="paragraph" style:parent-style-name="Text_20_body">
      <style:paragraph-properties fo:text-indent="0cm" style:auto-text-indent="false"/>
      <style:text-properties loext:padding-left="0.049cm" loext:padding-right="0cm" loext:padding-top="0.049cm" loext:padding-bottom="0.049cm" loext:border-left="0.51pt solid #000000" loext:border-right="none" loext:border-top="0.51pt solid #000000" loext:border-bottom="0.51pt solid #000000"/>
    </style:style>
    <style:style style:name="P7" style:family="paragraph" style:parent-style-name="Text_20_body">
      <style:text-properties fo:color="#ff0000" loext:opacity="100%" officeooo:rsid="000bbb7d" officeooo:paragraph-rsid="000bbb7d"/>
    </style:style>
    <style:style style:name="P8" style:family="paragraph" style:parent-style-name="Text_20_body">
      <style:paragraph-properties fo:margin-left="0cm" fo:margin-right="0cm" fo:text-indent="0cm" style:auto-text-indent="false"/>
      <style:text-properties fo:color="#ff0000" loext:opacity="100%" officeooo:rsid="000bbb7d" officeooo:paragraph-rsid="000bbb7d"/>
    </style:style>
    <style:style style:name="P9" style:family="paragraph" style:parent-style-name="Text_20_body">
      <style:paragraph-properties fo:margin-left="0cm" fo:margin-right="0cm" fo:text-indent="0.018cm" style:auto-text-indent="false"/>
      <style:text-properties fo:color="#ff0000" loext:opacity="100%" officeooo:rsid="000cf46e" officeooo:paragraph-rsid="000cf46e"/>
    </style:style>
    <style:style style:name="P10" style:family="paragraph" style:parent-style-name="Text_20_body">
      <style:paragraph-properties fo:margin-left="0cm" fo:margin-right="0cm" fo:text-indent="0.018cm" style:auto-text-indent="false"/>
      <style:text-properties officeooo:paragraph-rsid="000cf46e"/>
    </style:style>
    <style:style style:name="P11" style:family="paragraph" style:parent-style-name="Heading_20_3" style:list-style-name="L1">
      <style:paragraph-properties fo:margin-left="0cm" fo:margin-right="0cm" fo:margin-top="0cm" fo:margin-bottom="0cm" style:contextual-spacing="false" fo:text-indent="0cm" style:auto-text-indent="false"/>
      <style:text-properties loext:padding-left="0.049cm" loext:padding-right="0cm" loext:padding-top="0.049cm" loext:padding-bottom="0.049cm" loext:border-left="0.06pt solid #000000" loext:border-right="none" loext:border-top="0.06pt solid #000000" loext:border-bottom="0.06pt solid #000000"/>
    </style:style>
    <style:style style:name="P12" style:family="paragraph" style:parent-style-name="Text_20_body" style:list-style-name="L1">
      <style:paragraph-properties fo:margin-left="0cm" fo:margin-right="0cm" fo:text-indent="0cm" style:auto-text-indent="false"/>
    </style:style>
    <style:style style:name="P13" style:family="paragraph" style:parent-style-name="Text_20_body" style:list-style-name="L1">
      <style:paragraph-properties fo:margin-left="0cm" fo:margin-right="0cm" fo:text-indent="0cm" style:auto-text-indent="false"/>
      <style:text-properties loext:padding-left="0.049cm" loext:padding-right="0cm" loext:padding-top="0.049cm" loext:padding-bottom="0.049cm" loext:border-left="0.06pt solid #000000" loext:border-right="none" loext:border-top="0.06pt solid #000000" loext:border-bottom="0.06pt solid #000000"/>
    </style:style>
    <style:style style:name="P14" style:family="paragraph" style:parent-style-name="Text_20_body">
      <style:paragraph-properties fo:margin-left="0cm" fo:margin-right="0cm" fo:text-indent="0.018cm" style:auto-text-indent="false"/>
      <style:text-properties officeooo:paragraph-rsid="000cf46e"/>
    </style:style>
    <style:style style:name="P15" style:family="paragraph" style:parent-style-name="Text_20_body">
      <style:paragraph-properties fo:margin-left="0cm" fo:margin-right="0cm" fo:text-indent="0.018cm" style:auto-text-indent="false"/>
      <style:text-properties fo:color="#ff0000" loext:opacity="100%" fo:language="hu" fo:country="HU" officeooo:rsid="000fb30e" officeooo:paragraph-rsid="000fb30e"/>
    </style:style>
    <style:style style:name="P16" style:family="paragraph" style:parent-style-name="Text_20_body">
      <style:paragraph-properties fo:margin-left="0cm" fo:margin-right="0cm" fo:text-indent="0.018cm" style:auto-text-indent="false"/>
      <style:text-properties fo:color="#ff0000" loext:opacity="100%" fo:language="hu" fo:country="HU" officeooo:rsid="001105fa" officeooo:paragraph-rsid="001105fa"/>
    </style:style>
    <style:style style:name="P17" style:family="paragraph" style:parent-style-name="Text_20_body">
      <style:paragraph-properties fo:margin-left="0cm" fo:margin-right="0cm" fo:text-indent="0.018cm" style:auto-text-indent="false"/>
      <style:text-properties fo:color="#ff0000" loext:opacity="100%" fo:language="hu" fo:country="HU" officeooo:rsid="0012c7b0" officeooo:paragraph-rsid="0012c7b0"/>
    </style:style>
    <style:style style:name="P18" style:family="paragraph" style:parent-style-name="Text_20_body">
      <style:paragraph-properties fo:margin-left="0cm" fo:margin-right="0cm" fo:text-indent="0cm" style:auto-text-indent="false"/>
      <style:text-properties fo:color="#ff0000" loext:opacity="100%" fo:language="hu" fo:country="HU" officeooo:rsid="0013842b" officeooo:paragraph-rsid="0013842b"/>
    </style:style>
    <style:style style:name="P19" style:family="paragraph" style:parent-style-name="Text_20_body">
      <style:paragraph-properties fo:margin-left="0cm" fo:margin-right="0cm" fo:text-indent="0cm" style:auto-text-indent="false"/>
      <style:text-properties fo:color="#ff0000" loext:opacity="100%" fo:language="hu" fo:country="HU" officeooo:rsid="00162bea" officeooo:paragraph-rsid="00162bea"/>
    </style:style>
    <style:style style:name="P20" style:family="paragraph" style:parent-style-name="Text_20_body">
      <style:paragraph-properties fo:margin-left="0cm" fo:margin-right="0cm" fo:text-indent="0cm" style:auto-text-indent="false"/>
      <style:text-properties fo:color="#ff0000" loext:opacity="100%" fo:language="hu" fo:country="HU" officeooo:rsid="00166618" officeooo:paragraph-rsid="00166618"/>
    </style:style>
    <style:style style:name="P21" style:family="paragraph" style:parent-style-name="Text_20_body" style:list-style-name="L1">
      <style:paragraph-properties fo:margin-left="0cm" fo:margin-right="0cm" fo:text-indent="0cm" style:auto-text-indent="false"/>
      <style:text-properties fo:color="#ff0000" loext:opacity="100%" fo:language="hu" fo:country="HU" officeooo:rsid="00179907" officeooo:paragraph-rsid="00179907"/>
    </style:style>
    <style:style style:name="P22" style:family="paragraph" style:parent-style-name="Text_20_body" style:list-style-name="L1">
      <style:paragraph-properties fo:margin-left="0cm" fo:margin-right="0cm" fo:text-indent="0cm" style:auto-text-indent="false"/>
      <style:text-properties fo:color="#ff0000" loext:opacity="100%" fo:language="hu" fo:country="HU" officeooo:rsid="00193a45" officeooo:paragraph-rsid="00193a45" loext:padding-left="0.049cm" loext:padding-right="0cm" loext:padding-top="0.049cm" loext:padding-bottom="0.049cm" loext:border-left="0.06pt solid #000000" loext:border-right="none" loext:border-top="0.06pt solid #000000" loext:border-bottom="0.06pt solid #000000"/>
    </style:style>
    <style:style style:name="P23" style:family="paragraph" style:parent-style-name="Text_20_body">
      <style:paragraph-properties fo:margin-left="0cm" fo:margin-right="0cm" fo:text-indent="0.018cm" style:auto-text-indent="false"/>
      <style:text-properties fo:color="#ff0000" loext:opacity="100%" fo:language="hu" fo:country="HU" officeooo:rsid="00193a45" officeooo:paragraph-rsid="00193a45"/>
    </style:style>
    <style:style style:name="P24" style:family="paragraph" style:parent-style-name="Text_20_body">
      <style:paragraph-properties fo:margin-left="0cm" fo:margin-right="0cm" fo:text-indent="0.018cm" style:auto-text-indent="false"/>
      <style:text-properties fo:color="#ff0000" loext:opacity="100%" fo:language="hu" fo:country="HU" officeooo:rsid="001a85a1" officeooo:paragraph-rsid="001a85a1"/>
    </style:style>
    <style:style style:name="P25" style:family="paragraph" style:parent-style-name="Text_20_body">
      <style:paragraph-properties fo:margin-left="0cm" fo:margin-right="0cm" fo:text-indent="0.018cm" style:auto-text-indent="false"/>
      <style:text-properties officeooo:paragraph-rsid="001105fa"/>
    </style:style>
    <style:style style:name="P26" style:family="paragraph" style:parent-style-name="Text_20_body">
      <style:paragraph-properties fo:margin-left="0cm" fo:margin-right="0cm" fo:text-indent="0cm" style:auto-text-indent="false"/>
      <style:text-properties officeooo:paragraph-rsid="0013842b"/>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018cm" style:auto-text-indent="false"/>
      <style:text-properties officeooo:paragraph-rsid="00193a45"/>
    </style:style>
    <style:style style:name="P29" style:family="paragraph" style:parent-style-name="Text_20_body">
      <style:paragraph-properties fo:margin-left="0cm" fo:margin-right="0cm" fo:text-indent="0.018cm" style:auto-text-indent="false"/>
    </style:style>
    <style:style style:name="T1" style:family="text">
      <style:text-properties loext:padding-left="0.049cm" loext:padding-right="0cm" loext:padding-top="0.049cm" loext:padding-bottom="0.049cm" loext:border-left="0.06pt solid #000000" loext:border-right="none" loext:border-top="0.06pt solid #000000" loext:border-bottom="0.06pt solid #000000"/>
    </style:style>
    <style:style style:name="T2" style:family="text">
      <style:text-properties loext:padding="0cm" loext:border="none"/>
    </style:style>
    <style:style style:name="T3" style:family="text">
      <style:text-properties fo:color="#0000ff" loext:opacity="100%"/>
    </style:style>
    <style:style style:name="T4" style:family="text">
      <style:text-properties fo:color="#008000" loext:opacity="10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508ff"/>
    </style:style>
    <style:style style:name="T8" style:family="text">
      <style:text-properties fo:color="#ff0000" loext:opacity="100%" fo:language="hu" fo:country="HU" officeooo:rsid="00179907"/>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Fuzzy Matches</text:h>
      <text:p text:style-name="P7">Bizonytalan egyezések</text:p>
      <text:p text:style-name="P3">The match viewer shows the segments from your translation memories that are most similar to the segment you are currently translating.</text:p>
      <text:p text:style-name="P8">Az egyezéseket megjelenítő ablak megmutatja a jelen pillanatban fordítás alatt levő szegmenshez legjobban hasonlító, a fordítómemóriákban fellelhető szegmenseket.</text:p>
      <text:p text:style-name="P10">Matches are taken from both the internal project translation memory created in real time as you translate the project, and external memories you have imported from previous projects or received from third parties. </text:p>
      <text:p text:style-name="P9">Az egyezések származhatnak úgy a projekt fordítása közben valós időben létrehozott belső fordítómemóriából, mint a harmadik féltől kapott, vagy előző projektekből importált külső fordítómemóriákból.</text:p>
      <text:p text:style-name="P10">See the <text:a xlink:type="simple" xlink:href="https://omegat.sourceforge.io/manual-standard/en/chapter.how.to.html#how.to.use.tm" text:style-name="Internet_20_link" text:visited-style-name="Visited_20_Internet_20_Link">Use translation memories</text:a> how-to for details.</text:p>
      <text:p text:style-name="P15">Részletekért olvasd el a <text:span text:style-name="T5">Fordítómemóriák használata</text:span><text:span text:style-name="T6"> című szócikket.</text:span></text:p>
      <text:p text:style-name="P25">When you enter a segment, the first fuzzy match (the one with the highest match percentage) is automatically selected. </text:p>
      <text:p text:style-name="P16">Amikor aktiválsz egy szegmenst, akkor a legelső bizonytalan egyezés (általában az, amelyik a legnagyobb százalékarányt mutatja) automatikusan kiválasztásra kerül.</text:p>
      <text:p text:style-name="P25">You can press <text:span text:style-name="Strong_20_Emphasis"><text:span text:style-name="T1">C</text:span></text:span>+<text:span text:style-name="Strong_20_Emphasis"><text:span text:style-name="T2">2, 3, 4, or 5</text:span></text:span>, or use <text:a xlink:type="simple" xlink:href="https://omegat.sourceforge.io/manual-standard/en/chapter.menus.html#menus.edit" text:style-name="Internet_20_link" text:visited-style-name="Visited_20_Internet_20_Link">Edit </text:a><text:a xlink:type="simple" xlink:href="https://omegat.sourceforge.io/manual-standard/en/chapter.menus.html#menus.edit.select.match" text:style-name="Internet_20_link" text:visited-style-name="Visited_20_Internet_20_Link">Select Match </text:a>, to select a different match.</text:p>
      <text:p text:style-name="P17">Használhatod a Ctrl+2 billentyűkombinációt a második bizonytalan találat kiválasztására, és így tovább egészen 5-ig, vagy kattinthatsz a <text:span text:style-name="T5">Szerkesztés – Találat kiválasztása </text:span><text:span text:style-name="T6"><text:s/>parancsra.</text:span></text:p>
      <text:section text:style-name="Sect1" text:name="the.first.match">
        <text:p text:style-name="P3"/>
        <text:section text:style-name="Sect1" text:name="table.pane.matches">
          <table:table table:name="Tabel1" table:style-name="Tabel1">
            <table:table-column table:style-name="Tabel1.A"/>
            <table:table-column table:style-name="Tabel1.B"/>
            <table:table-row>
              <table:table-cell table:style-name="Tabel1.A1" office:value-type="string">
                <table:table table:name="Tabel2" table:style-name="Tabel2">
                  <table:table-column table:style-name="Tabel2.A"/>
                  <table:table-row>
                    <table:table-cell table:style-name="Tabel2.A1" office:value-type="string">
                      <text:p text:style-name="P1"/>
                    </table:table-cell>
                  </table:table-row>
                </table:table>
                <text:p text:style-name="P5"/>
              </table:table-cell>
              <table:table-cell table:style-name="Tabel1.A1" office:value-type="string">
                <table:table table:name="Tabel3" table:style-name="Tabel3">
                  <table:table-column table:style-name="Tabel3.A"/>
                  <table:table-row>
                    <table:table-cell table:style-name="Tabel3.A1" office:value-type="string">
                      <text:p text:style-name="P2"/>
                      <text:p text:style-name="P4"/>
                    </table:table-cell>
                  </table:table-row>
                </table:table>
                <text:p text:style-name="P5"/>
              </table:table-cell>
            </table:table-row>
          </table:table>
          <text:p text:style-name="P6"/>
        </text:section>
      </text:section>
      <text:p text:style-name="Text_20_body"/>
      <text:p text:style-name="P26">The selected fuzzy match is highlighted in <text:span text:style-name="Strong_20_Emphasis">bold</text:span> . </text:p>
      <text:p text:style-name="P18">A kiválasztott bizonytalan egyezés vastagított betűkkel <text:span text:style-name="T7">jelenik meg.</text:span></text:p>
      <text:p text:style-name="P26">Words missing from the segment you are translating are shown in <text:span text:style-name="Strong_20_Emphasis"><text:span text:style-name="T3">blue</text:span></text:span> , and adjacent parts in <text:span text:style-name="Strong_20_Emphasis"><text:span text:style-name="T4">green</text:span></text:span> (when the adjacent part is a space, as above, the part is left uncolored).</text:p>
      <text:p text:style-name="P19">Az éppen fordítás alatt levő szegmensből hiányzó szavak sötétkék betűszínnel jelennek meg, és a szomszédságukban levő részek zöld betűszínnel jelennek meg (ha a szomszádságban levő rész egy szóköz, akkor az nem lesz kiszínezve).</text:p>
      <text:p text:style-name="P3">The match also displays three matching percentages.</text:p>
      <text:p text:style-name="P20">A bizonytalan egyezések ablakban megjelenik három százalékarányt kifejező szám.</text:p>
      <text:p text:style-name="P3">These percentages have the following meaning, in order:</text:p>
      <text:p text:style-name="P20"><text:soft-page-break/>Ezek a százalékarányok az alábbi jelentésekkel bírnak (balról jobbra haladva):</text:p>
      <text:list text:style-name="L1">
        <text:list-item>
          <text:p text:style-name="P12">Percentage calculated <text:span text:style-name="Strong_20_Emphasis">with stemming</text:span> based on the source language tokenizer, and <text:span text:style-name="Strong_20_Emphasis">ignoring tags and numbers</text:span> (generally the highest).</text:p>
        </text:list-item>
        <text:list-item>
          <text:p text:style-name="P21">A forrásnyelvi tokenizáló eszköz segítségével kiszámított százalékarány szótőfelismeréssel és a címkék és a számok figyelmen kívül hagyásával (általában ez a legmagasabb érték).</text:p>
        </text:list-item>
        <text:list-item>
          <text:p text:style-name="P12">Percentage calculated <text:span text:style-name="Strong_20_Emphasis">without stemming</text:span> , while still <text:span text:style-name="Strong_20_Emphasis">ignoring tags and numbers</text:span> (generally slightly lower).</text:p>
        </text:list-item>
        <text:list-item>
          <text:p text:style-name="P21">Szótőfelismerés nélkül, de a címkéket és a számokat továbbra is figyelmen kívül hagyva kiszámított százalékarány (általában egy kissé alacsonyabb érték).</text:p>
        </text:list-item>
        <text:list-item>
          <text:p text:style-name="P12">Percentage calculated on <text:span text:style-name="Strong_20_Emphasis">the entire text, including tags and numbers</text:span> (generally the lowest).</text:p>
        </text:list-item>
        <text:list-item>
          <text:p text:style-name="P21">A szöveg teljes egészére – beleértve a címkéket és a számokat is – kiszámított százalékarány (általában a legalacsonyabb érték).</text:p>
          <text:list>
            <text:list-item>
              <text:list>
                <text:list-header>
                  <text:h text:style-name="P11" text:outline-level="3">Note <text:span text:style-name="T8">Megjegyzés</text:span></text:h>
                </text:list-header>
              </text:list>
            </text:list-item>
          </text:list>
          <text:p text:style-name="P13">If the segment contains only numbers or symbols, this percentage will be the highest.</text:p>
          <text:p text:style-name="P22">Ha a szegmens csak számokat és szimbólumokat tartalmaz, ez a százalékarány lesz a legmagasabb.</text:p>
        </text:list-item>
      </text:list>
      <text:p text:style-name="P28">You can change how matches are displayed or sorted. </text:p>
      <text:p text:style-name="P23">Az egyezések megjelenítésének sorrendjét meg tudod változtatni.</text:p>
      <text:p text:style-name="P28">See the <text:a xlink:type="simple" xlink:href="https://omegat.sourceforge.io/manual-standard/en/chapter.dialogs.preferences.html#dialog.preferences.tm.matches" text:style-name="Internet_20_link" text:visited-style-name="Visited_20_Internet_20_Link"><text:span text:style-name="Source_20_Text">TM Matches</text:span> </text:a>preferences for details.</text:p>
      <text:p text:style-name="P23">Részletes információkat kaphatsz, ha elolvasod a fordítómemória találatainak beállításairól szóló szócikket.</text:p>
      <text:p text:style-name="P29">Use <text:a xlink:type="simple" xlink:href="https://omegat.sourceforge.io/manual-standard/en/chapter.menus.html#menus.edit" text:style-name="Internet_20_link" text:visited-style-name="Visited_20_Internet_20_Link">Edit </text:a><text:a xlink:type="simple" xlink:href="https://omegat.sourceforge.io/manual-standard/en/chapter.menus.html#menus.edit.replace.with.match.or.selection" text:style-name="Internet_20_link" text:visited-style-name="Visited_20_Internet_20_Link">Replace With Match or Selection <text:span text:style-name="Strong_20_Emphasis"><text:span text:style-name="T1">C</text:span></text:span>+<text:span text:style-name="Strong_20_Emphasis"><text:span text:style-name="T2">R</text:span></text:span> </text:a>to replace the translation field with the match, or <text:a xlink:type="simple" xlink:href="https://omegat.sourceforge.io/manual-standard/en/chapter.menus.html#menus.edit" text:style-name="Internet_20_link" text:visited-style-name="Visited_20_Internet_20_Link">Edit </text:a><text:a xlink:type="simple" xlink:href="https://omegat.sourceforge.io/manual-standard/en/chapter.menus.html#menus.edit.insert.match.or.selection" text:style-name="Internet_20_link" text:visited-style-name="Visited_20_Internet_20_Link">Insert Match or Selection <text:span text:style-name="Strong_20_Emphasis"><text:span text:style-name="T1">C</text:span></text:span>+<text:span text:style-name="Strong_20_Emphasis"><text:span text:style-name="T2">I</text:span></text:span> </text:a>to insert it at the cursor position.</text:p>
      <text:p text:style-name="P24">A <text:span text:style-name="T5">Szerkesztés – Találat behelyettesítése</text:span><text:span text:style-name="T6"> vagy a Ctrl+R billentyűkombinációval a fordítómező aktuális tartalmát felülírhatod az egyezés szövegével, a </text:span><text:span text:style-name="T5">Szerkesztés – Egyezés beszúrása</text:span><text:span text:style-name="T6"> menüpont vagy a Ctrl+I billentyűkombináció segítségével az egyezés szövegét beszúrhatod a kurzor által kijelölt helyre. </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8:17:43.689000000</meta:creation-date>
    <dc:date>2023-12-05T08:55:33.311000000</dc:date>
    <meta:editing-duration>PT29M56S</meta:editing-duration>
    <meta:editing-cycles>14</meta:editing-cycles>
    <meta:generator>LibreOffice/7.6.2.1$Windows_X86_64 LibreOffice_project/56f7684011345957bbf33a7ee678afaf4d2ba333</meta:generator>
    <meta:document-statistic meta:table-count="3" meta:image-count="0" meta:object-count="0" meta:page-count="2" meta:paragraph-count="35" meta:word-count="552" meta:character-count="3917" meta:non-whitespace-character-count="3398"/>
  </office:meta>
</office:document-meta>
</file>